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032cm"/>
    </style:style>
    <style:style style:name="co2" style:family="table-column">
      <style:table-column-properties fo:break-before="auto" style:column-width="7.417cm"/>
    </style:style>
    <style:style style:name="co3" style:family="table-column">
      <style:table-column-properties fo:break-before="auto" style:column-width="6.4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919cm"/>
    </style:style>
    <style:style style:name="co6" style:family="table-column">
      <style:table-column-properties fo:break-before="auto" style:column-width="0.49cm"/>
    </style:style>
    <style:style style:name="co7" style:family="table-column">
      <style:table-column-properties fo:break-before="auto" style:column-width="3.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non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.138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vertical-align="middl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89cm" svg:height="9.013cm" svg:x="19.804cm" svg:y="0.884cm">
            <draw:object draw:notify-on-update-of-ranges="Лист1.A2:Лист1.A18 Лист1.A2:Лист1.A18 Лист1.B1:Лист1.B1 Лист1.B2:Лист1.B18 Лист1.A2:Лист1.A18 Лист1.C1:Лист1.C1 Лист1.C2:Лист1.C18 Лист1.A2:Лист1.A18 Лист1.D1:Лист1.D1 Лист1.D2:Лист1.D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Размер массива</text:p>
          </table:table-cell>
          <table:table-cell office:value-type="string" calcext:value-type="string">
            <text:p>Время работы сортировки в милисекундах</text:p>
          </table:table-cell>
          <table:table-cell office:value-type="string" calcext:value-type="string">
            <text:p>N(i) * Log(N(i)) * Consts</text:p>
          </table:table-cell>
          <table:table-cell office:value-type="string" calcext:value-type="string">
            <text:p>N(i) * consts</text:p>
          </table:table-cell>
          <table:table-cell table:style-name="ce2" office:value-type="string" calcext:value-type="string">
            <text:p>C = 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Операций в сек = </text:p>
          </table:table-cell>
          <table:table-cell table:style-name="ce5" office:value-type="float" office:value="180000000" calcext:value-type="float">
            <text:p>180000000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table:formula="of:=[.A2] * LOG([.A2];2) * [.$F$1] / [.$H$1] * 1000" office:value-type="float" office:value="1.77493333333333" calcext:value-type="float">
            <text:p>1,77493333333333</text:p>
          </table:table-cell>
          <table:table-cell table:formula="of:=[.A2] * [.$F$1] / [.$H$1] * 1000" office:value-type="float" office:value="0.136533333333333" calcext:value-type="float">
            <text:p>0,136533333333333</text:p>
          </table:table-cell>
          <table:table-cell table:number-columns-repeated="4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" calcext:value-type="float">
            <text:p>2</text:p>
          </table:table-cell>
          <table:table-cell table:formula="of:=[.A3] * LOG([.A3];2) * [.$F$1] / [.$H$1] * 1000" office:value-type="float" office:value="3.82293333333333" calcext:value-type="float">
            <text:p>3,82293333333333</text:p>
          </table:table-cell>
          <table:table-cell table:formula="of:=[.A3] * [.$F$1] / [.$H$1] * 1000" office:value-type="float" office:value="0.273066666666667" calcext:value-type="float">
            <text:p>0,273066666666667</text:p>
          </table:table-cell>
          <table:table-cell table:number-columns-repeated="4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table:formula="of:=[.A4] * LOG([.A4];2) * [.$F$1] / [.$H$1] * 1000" office:value-type="float" office:value="8.192" calcext:value-type="float">
            <text:p>8,192</text:p>
          </table:table-cell>
          <table:table-cell table:formula="of:=[.A4] * [.$F$1] / [.$H$1] * 1000" office:value-type="float" office:value="0.546133333333333" calcext:value-type="float">
            <text:p>0,546133333333333</text:p>
          </table:table-cell>
          <table:table-cell table:number-columns-repeated="4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6" calcext:value-type="float">
            <text:p>6</text:p>
          </table:table-cell>
          <table:table-cell table:formula="of:=[.A5] * LOG([.A5];2) * [.$F$1] / [.$H$1] * 1000" office:value-type="float" office:value="17.4762666666667" calcext:value-type="float">
            <text:p>17,4762666666667</text:p>
          </table:table-cell>
          <table:table-cell table:formula="of:=[.A5] * [.$F$1] / [.$H$1] * 1000" office:value-type="float" office:value="1.09226666666667" calcext:value-type="float">
            <text:p>1,09226666666667</text:p>
          </table:table-cell>
          <table:table-cell table:number-columns-repeated="4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3" calcext:value-type="float">
            <text:p>13</text:p>
          </table:table-cell>
          <table:table-cell table:formula="of:=[.A6] * LOG([.A6];2) * [.$F$1] / [.$H$1] * 1000" office:value-type="float" office:value="37.1370666666667" calcext:value-type="float">
            <text:p>37,1370666666667</text:p>
          </table:table-cell>
          <table:table-cell table:formula="of:=[.A6] * [.$F$1] / [.$H$1] * 1000" office:value-type="float" office:value="2.18453333333333" calcext:value-type="float">
            <text:p>2,18453333333333</text:p>
          </table:table-cell>
          <table:table-cell table:number-columns-repeated="4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0" calcext:value-type="float">
            <text:p>30</text:p>
          </table:table-cell>
          <table:table-cell table:formula="of:=[.A7] * LOG([.A7];2) * [.$F$1] / [.$H$1] * 1000" office:value-type="float" office:value="78.6432" calcext:value-type="float">
            <text:p>78,6432</text:p>
          </table:table-cell>
          <table:table-cell table:formula="of:=[.A7] * [.$F$1] / [.$H$1] * 1000" office:value-type="float" office:value="4.36906666666667" calcext:value-type="float">
            <text:p>4,36906666666667</text:p>
          </table:table-cell>
          <table:table-cell table:number-columns-repeated="4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57" calcext:value-type="float">
            <text:p>57</text:p>
          </table:table-cell>
          <table:table-cell table:formula="of:=[.A8] * LOG([.A8];2) * [.$F$1] / [.$H$1] * 1000" office:value-type="float" office:value="166.024533333333" calcext:value-type="float">
            <text:p>166,024533333333</text:p>
          </table:table-cell>
          <table:table-cell table:formula="of:=[.A8] * [.$F$1] / [.$H$1] * 1000" office:value-type="float" office:value="8.73813333333333" calcext:value-type="float">
            <text:p>8,73813333333333</text:p>
          </table:table-cell>
          <table:table-cell table:number-columns-repeated="4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49" calcext:value-type="float">
            <text:p>149</text:p>
          </table:table-cell>
          <table:table-cell table:formula="of:=[.A9] * LOG([.A9];2) * [.$F$1] / [.$H$1] * 1000" office:value-type="float" office:value="349.525333333333" calcext:value-type="float">
            <text:p>349,525333333333</text:p>
          </table:table-cell>
          <table:table-cell table:formula="of:=[.A9] * [.$F$1] / [.$H$1] * 1000" office:value-type="float" office:value="17.4762666666667" calcext:value-type="float">
            <text:p>17,4762666666667</text:p>
          </table:table-cell>
          <table:table-cell table:number-columns-repeated="4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95" calcext:value-type="float">
            <text:p>295</text:p>
          </table:table-cell>
          <table:table-cell table:formula="of:=[.A10] * LOG([.A10];2) * [.$F$1] / [.$H$1] * 1000" office:value-type="float" office:value="734.0032" calcext:value-type="float">
            <text:p>734,0032</text:p>
          </table:table-cell>
          <table:table-cell table:formula="of:=[.A10] * [.$F$1] / [.$H$1] * 1000" office:value-type="float" office:value="34.9525333333333" calcext:value-type="float">
            <text:p>34,9525333333333</text:p>
          </table:table-cell>
          <table:table-cell table:number-columns-repeated="4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703" calcext:value-type="float">
            <text:p>703</text:p>
          </table:table-cell>
          <table:table-cell table:formula="of:=[.A11] * LOG([.A11];2) * [.$F$1] / [.$H$1] * 1000" office:value-type="float" office:value="1537.91146666667" calcext:value-type="float">
            <text:p>1537,91146666667</text:p>
          </table:table-cell>
          <table:table-cell table:formula="of:=[.A11] * [.$F$1] / [.$H$1] * 1000" office:value-type="float" office:value="69.9050666666667" calcext:value-type="float">
            <text:p>69,9050666666667</text:p>
          </table:table-cell>
          <table:table-cell table:number-columns-repeated="4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643" calcext:value-type="float">
            <text:p>1643</text:p>
          </table:table-cell>
          <table:table-cell table:formula="of:=[.A12] * LOG([.A12];2) * [.$F$1] / [.$H$1] * 1000" office:value-type="float" office:value="3215.63306666667" calcext:value-type="float">
            <text:p>3215,63306666667</text:p>
          </table:table-cell>
          <table:table-cell table:formula="of:=[.A12] * [.$F$1] / [.$H$1] * 1000" office:value-type="float" office:value="139.810133333333" calcext:value-type="float">
            <text:p>139,810133333333</text:p>
          </table:table-cell>
          <table:table-cell table:number-columns-repeated="4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3805" calcext:value-type="float">
            <text:p>3805</text:p>
          </table:table-cell>
          <table:table-cell table:formula="of:=[.A13] * LOG([.A13];2) * [.$F$1] / [.$H$1] * 1000" office:value-type="float" office:value="6710.8864" calcext:value-type="float">
            <text:p>6710,8864</text:p>
          </table:table-cell>
          <table:table-cell table:formula="of:=[.A13] * [.$F$1] / [.$H$1] * 1000" office:value-type="float" office:value="279.620266666667" calcext:value-type="float">
            <text:p>279,620266666667</text:p>
          </table:table-cell>
          <table:table-cell table:number-columns-repeated="4"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8721" calcext:value-type="float">
            <text:p>8721</text:p>
          </table:table-cell>
          <table:table-cell table:formula="of:=[.A14] * LOG([.A14];2) * [.$F$1] / [.$H$1] * 1000" office:value-type="float" office:value="13981.0133333333" calcext:value-type="float">
            <text:p>13981,0133333333</text:p>
          </table:table-cell>
          <table:table-cell table:formula="of:=[.A14] * [.$F$1] / [.$H$1] * 1000" office:value-type="float" office:value="559.240533333333" calcext:value-type="float">
            <text:p>559,240533333333</text:p>
          </table:table-cell>
          <table:table-cell table:number-columns-repeated="4"/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19222" calcext:value-type="float">
            <text:p>19222</text:p>
          </table:table-cell>
          <table:table-cell table:formula="of:=[.A15] * LOG([.A15];2) * [.$F$1] / [.$H$1] * 1000" office:value-type="float" office:value="29080.5077333333" calcext:value-type="float">
            <text:p>29080,5077333333</text:p>
          </table:table-cell>
          <table:table-cell table:formula="of:=[.A15] * [.$F$1] / [.$H$1] * 1000" office:value-type="float" office:value="1118.48106666667" calcext:value-type="float">
            <text:p>1118,48106666667</text:p>
          </table:table-cell>
          <table:table-cell table:number-columns-repeated="4"/>
        </table:table-row>
        <table:table-row table:style-name="ro1">
          <table:table-cell office:value-type="float" office:value="134217728" calcext:value-type="float">
            <text:p>134217728</text:p>
          </table:table-cell>
          <table:table-cell office:value-type="float" office:value="51460" calcext:value-type="float">
            <text:p>51460</text:p>
          </table:table-cell>
          <table:table-cell table:formula="of:=[.A16] * LOG([.A16];2) * [.$F$1] / [.$H$1] * 1000" office:value-type="float" office:value="60397.9776" calcext:value-type="float">
            <text:p>60397,9776</text:p>
          </table:table-cell>
          <table:table-cell table:formula="of:=[.A16] * [.$F$1] / [.$H$1] * 1000" office:value-type="float" office:value="2236.96213333333" calcext:value-type="float">
            <text:p>2236,96213333333</text:p>
          </table:table-cell>
          <table:table-cell table:number-columns-repeated="4"/>
        </table:table-row>
        <table:table-row table:style-name="ro1">
          <table:table-cell office:value-type="float" office:value="268435456" calcext:value-type="float">
            <text:p>268435456</text:p>
          </table:table-cell>
          <table:table-cell office:value-type="float" office:value="113133" calcext:value-type="float">
            <text:p>113133</text:p>
          </table:table-cell>
          <table:table-cell table:formula="of:=[.A17] * LOG([.A17];2) * [.$F$1] / [.$H$1] * 1000" office:value-type="float" office:value="125269.879466667" calcext:value-type="float">
            <text:p>125269,879466667</text:p>
          </table:table-cell>
          <table:table-cell table:formula="of:=[.A17] * [.$F$1] / [.$H$1] * 1000" office:value-type="float" office:value="4473.92426666667" calcext:value-type="float">
            <text:p>4473,92426666667</text:p>
          </table:table-cell>
          <table:table-cell table:number-columns-repeated="4"/>
        </table:table-row>
        <table:table-row table:style-name="ro1">
          <table:table-cell office:value-type="float" office:value="536870912" calcext:value-type="float">
            <text:p>536870912</text:p>
          </table:table-cell>
          <table:table-cell office:value-type="float" office:value="244815" calcext:value-type="float">
            <text:p>244815</text:p>
          </table:table-cell>
          <table:table-cell table:formula="of:=[.A18] * LOG([.A18];2) * [.$F$1] / [.$H$1] * 1000" office:value-type="float" office:value="259487.607466667" calcext:value-type="float">
            <text:p>259487,607466667</text:p>
          </table:table-cell>
          <table:table-cell table:formula="of:=[.A18] * [.$F$1] / [.$H$1] * 1000" office:value-type="float" office:value="8947.84853333333" calcext:value-type="float">
            <text:p>8947,84853333333</text:p>
          </table:table-cell>
          <table:table-cell table:number-columns-repeated="4"/>
        </table:table-row>
        <table:table-row table:style-name="ro1" table:number-rows-repeated="104855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3">00.00.0000</text:date>, <text:time style:data-style-name="N2" text:time-value="14:02:41.554500628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23:16:04.802388186</meta:creation-date>
    <dc:date>2024-09-13T15:25:24.498453800</dc:date>
    <meta:editing-duration>PT1H22M53S</meta:editing-duration>
    <meta:editing-cycles>8</meta:editing-cycles>
    <meta:generator>LibreOffice/24.8.0.3$Linux_X86_64 LibreOffice_project/0bdf1299c94fe897b119f97f3c613e9dca6be583</meta:generator>
    <meta:document-statistic meta:table-count="1" meta:cell-count="7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9.014cm" xlink:href=".." xlink:type="simple" chart:class="chart:scatter" chart:column-mapping="0 1 2" chart:style-name="ch1">
        <chart:legend chart:legend-position="end" svg:x="10.154cm" svg:y="3.511cm" style:legend-expansion="high" chart:style-name="ch2"/>
        <chart:plot-area chart:style-name="ch3" table:cell-range-address="Лист1.A1:Лист1.D18" chart:data-source-has-labels="both" svg:x="0.319cm" svg:y="0.18cm" svg:width="9.516cm" svg:height="8.654cm">
          <chart:coordinate-region svg:x="1.718cm" svg:y="0.379cm" svg:width="7.254cm" svg:height="7.808cm"/>
          <chart:axis chart:dimension="x" chart:name="primary-x" chart:style-name="ch4" chartooo:axis-type="auto">
            <chart:categories table:cell-range-address="Лист1.A2:Лист1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18" chart:label-cell-address="Лист1.B1:Лист1.B1" chart:class="chart:scatter">
            <chart:domain table:cell-range-address="Лист1.A2:Лист1.A18"/>
            <chart:data-point chart:repeated="17"/>
          </chart:series>
          <chart:series chart:style-name="ch8" chart:values-cell-range-address="Лист1.C2:Лист1.C18" chart:label-cell-address="Лист1.C1:Лист1.C1" chart:class="chart:scatter">
            <chart:data-point chart:repeated="17"/>
          </chart:series>
          <chart:series chart:style-name="ch9" chart:values-cell-range-address="Лист1.D2:Лист1.D18" chart:label-cell-address="Лист1.D1:Лист1.D1" chart:class="chart:scatte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Время работы сортировки в милисекундах</text:p>
                <draw:g>
                  <svg:desc>Лист1.B1:Лист1.B1</svg:desc>
                </draw:g>
              </table:table-cell>
              <table:table-cell office:value-type="string">
                <text:p>N(i) * Log(N(i)) * Consts</text:p>
                <draw:g>
                  <svg:desc>Лист1.C1:Лист1.C1</svg:desc>
                </draw:g>
              </table:table-cell>
              <table:table-cell office:value-type="string">
                <text:p>N(i) * consts</text:p>
                <draw:g>
                  <svg:desc>Лист1.D1:Лист1.D1</svg:desc>
                </draw:g>
              </table:table-cell>
            </table:table-row>
          </table:table-header-rows>
          <table:table-rows>
            <table:table-row>
              <table:table-cell office:value-type="float" office:value="8192">
                <text:p>8192</text:p>
                <draw:g>
                  <svg:desc>Лист1.A2:Лист1.A18</svg:desc>
                </draw:g>
              </table:table-cell>
              <table:table-cell office:value-type="float" office:value="8192">
                <text:p>8192</text:p>
                <draw:g>
                  <svg:desc>Лист1.A2:Лист1.A18</svg:desc>
                </draw:g>
              </table:table-cell>
              <table:table-cell office:value-type="float" office:value="1">
                <text:p>1</text:p>
                <draw:g>
                  <svg:desc>Лист1.B2:Лист1.B18</svg:desc>
                </draw:g>
              </table:table-cell>
              <table:table-cell office:value-type="float" office:value="1.77493333333333">
                <text:p>1.77493333333333</text:p>
                <draw:g>
                  <svg:desc>Лист1.C2:Лист1.C18</svg:desc>
                </draw:g>
              </table:table-cell>
              <table:table-cell office:value-type="float" office:value="0.136533333333333">
                <text:p>0.136533333333333</text:p>
                <draw:g>
                  <svg:desc>Лист1.D2:Лист1.D18</svg:desc>
                </draw:g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6384">
                <text:p>16384</text:p>
              </table:table-cell>
              <table:table-cell office:value-type="float" office:value="2">
                <text:p>2</text:p>
              </table:table-cell>
              <table:table-cell office:value-type="float" office:value="3.82293333333333">
                <text:p>3.82293333333333</text:p>
              </table:table-cell>
              <table:table-cell office:value-type="float" office:value="0.273066666666667">
                <text:p>0.273066666666667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32768">
                <text:p>32768</text:p>
              </table:table-cell>
              <table:table-cell office:value-type="float" office:value="4">
                <text:p>4</text:p>
              </table:table-cell>
              <table:table-cell office:value-type="float" office:value="8.192">
                <text:p>8.192</text:p>
              </table:table-cell>
              <table:table-cell office:value-type="float" office:value="0.546133333333333">
                <text:p>0.546133333333333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65536">
                <text:p>65536</text:p>
              </table:table-cell>
              <table:table-cell office:value-type="float" office:value="6">
                <text:p>6</text:p>
              </table:table-cell>
              <table:table-cell office:value-type="float" office:value="17.4762666666667">
                <text:p>17.4762666666667</text:p>
              </table:table-cell>
              <table:table-cell office:value-type="float" office:value="1.09226666666667">
                <text:p>1.09226666666667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31072">
                <text:p>131072</text:p>
              </table:table-cell>
              <table:table-cell office:value-type="float" office:value="13">
                <text:p>13</text:p>
              </table:table-cell>
              <table:table-cell office:value-type="float" office:value="37.1370666666667">
                <text:p>37.1370666666667</text:p>
              </table:table-cell>
              <table:table-cell office:value-type="float" office:value="2.18453333333333">
                <text:p>2.18453333333333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262144">
                <text:p>262144</text:p>
              </table:table-cell>
              <table:table-cell office:value-type="float" office:value="30">
                <text:p>30</text:p>
              </table:table-cell>
              <table:table-cell office:value-type="float" office:value="78.6432">
                <text:p>78.6432</text:p>
              </table:table-cell>
              <table:table-cell office:value-type="float" office:value="4.36906666666667">
                <text:p>4.36906666666667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524288">
                <text:p>524288</text:p>
              </table:table-cell>
              <table:table-cell office:value-type="float" office:value="57">
                <text:p>57</text:p>
              </table:table-cell>
              <table:table-cell office:value-type="float" office:value="166.024533333333">
                <text:p>166.024533333333</text:p>
              </table:table-cell>
              <table:table-cell office:value-type="float" office:value="8.73813333333333">
                <text:p>8.73813333333333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048576">
                <text:p>1048576</text:p>
              </table:table-cell>
              <table:table-cell office:value-type="float" office:value="149">
                <text:p>149</text:p>
              </table:table-cell>
              <table:table-cell office:value-type="float" office:value="349.525333333333">
                <text:p>349.525333333333</text:p>
              </table:table-cell>
              <table:table-cell office:value-type="float" office:value="17.4762666666667">
                <text:p>17.4762666666667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2097152">
                <text:p>2097152</text:p>
              </table:table-cell>
              <table:table-cell office:value-type="float" office:value="295">
                <text:p>295</text:p>
              </table:table-cell>
              <table:table-cell office:value-type="float" office:value="734.0032">
                <text:p>734.0032</text:p>
              </table:table-cell>
              <table:table-cell office:value-type="float" office:value="34.9525333333333">
                <text:p>34.9525333333333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4194304">
                <text:p>4194304</text:p>
              </table:table-cell>
              <table:table-cell office:value-type="float" office:value="703">
                <text:p>703</text:p>
              </table:table-cell>
              <table:table-cell office:value-type="float" office:value="1537.91146666667">
                <text:p>1537.91146666667</text:p>
              </table:table-cell>
              <table:table-cell office:value-type="float" office:value="69.9050666666667">
                <text:p>69.9050666666667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8388608">
                <text:p>8388608</text:p>
              </table:table-cell>
              <table:table-cell office:value-type="float" office:value="1643">
                <text:p>1643</text:p>
              </table:table-cell>
              <table:table-cell office:value-type="float" office:value="3215.63306666667">
                <text:p>3215.63306666667</text:p>
              </table:table-cell>
              <table:table-cell office:value-type="float" office:value="139.810133333333">
                <text:p>139.810133333333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16777216">
                <text:p>16777216</text:p>
              </table:table-cell>
              <table:table-cell office:value-type="float" office:value="3805">
                <text:p>3805</text:p>
              </table:table-cell>
              <table:table-cell office:value-type="float" office:value="6710.8864">
                <text:p>6710.8864</text:p>
              </table:table-cell>
              <table:table-cell office:value-type="float" office:value="279.620266666667">
                <text:p>279.620266666667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33554432">
                <text:p>33554432</text:p>
              </table:table-cell>
              <table:table-cell office:value-type="float" office:value="8721">
                <text:p>8721</text:p>
              </table:table-cell>
              <table:table-cell office:value-type="float" office:value="13981.0133333333">
                <text:p>13981.0133333333</text:p>
              </table:table-cell>
              <table:table-cell office:value-type="float" office:value="559.240533333333">
                <text:p>559.240533333333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67108864">
                <text:p>67108864</text:p>
              </table:table-cell>
              <table:table-cell office:value-type="float" office:value="19222">
                <text:p>19222</text:p>
              </table:table-cell>
              <table:table-cell office:value-type="float" office:value="29080.5077333333">
                <text:p>29080.5077333333</text:p>
              </table:table-cell>
              <table:table-cell office:value-type="float" office:value="1118.48106666667">
                <text:p>1118.48106666667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134217728">
                <text:p>134217728</text:p>
              </table:table-cell>
              <table:table-cell office:value-type="float" office:value="51460">
                <text:p>51460</text:p>
              </table:table-cell>
              <table:table-cell office:value-type="float" office:value="60397.9776">
                <text:p>60397.9776</text:p>
              </table:table-cell>
              <table:table-cell office:value-type="float" office:value="2236.96213333333">
                <text:p>2236.96213333333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268435456">
                <text:p>268435456</text:p>
              </table:table-cell>
              <table:table-cell office:value-type="float" office:value="113133">
                <text:p>113133</text:p>
              </table:table-cell>
              <table:table-cell office:value-type="float" office:value="125269.879466667">
                <text:p>125269.879466667</text:p>
              </table:table-cell>
              <table:table-cell office:value-type="float" office:value="4473.92426666667">
                <text:p>4473.92426666667</text:p>
              </table:table-cell>
            </table:table-row>
            <table:table-row>
              <table:table-cell office:value-type="float" office:value="536870912">
                <text:p>536870912</text:p>
              </table:table-cell>
              <table:table-cell office:value-type="float" office:value="536870912">
                <text:p>536870912</text:p>
              </table:table-cell>
              <table:table-cell office:value-type="float" office:value="244815">
                <text:p>244815</text:p>
              </table:table-cell>
              <table:table-cell office:value-type="float" office:value="259487.607466667">
                <text:p>259487.607466667</text:p>
              </table:table-cell>
              <table:table-cell office:value-type="float" office:value="8947.84853333333">
                <text:p>8947.8485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0.3$Linux_X86_64 LibreOffice_project/0bdf1299c94fe897b119f97f3c613e9dca6be58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